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674cm" fo:min-width="2.435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svg:stroke-color="#000000" draw:marker-start="Arrow_20_concave" draw:marker-start-width="0.2cm" draw:marker-end-width="0.26cm" draw:fill="solid" draw:textarea-vertical-align="middle" fo:padding-top="0.145cm" fo:padding-bottom="0.145cm" fo:padding-left="0.27cm" fo:padding-right="0.27cm"/>
    </style:style>
    <style:style style:name="gr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2cm" fo:min-width="2.174cm" fo:padding-top="0.145cm" fo:padding-bottom="0.145cm" fo:padding-left="0.27cm" fo:padding-right="0.27cm"/>
      <style:paragraph-properties style:writing-mode="lr-tb"/>
    </style:style>
    <style:style style:name="gr4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2cm" fo:min-width="2.174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157cm" fo:min-width="0.845cm" fo:padding-top="0.145cm" fo:padding-bottom="0.145cm" fo:padding-left="0.27cm" fo:padding-right="0.27cm"/>
      <style:paragraph-properties style:writing-mode="lr-tb"/>
    </style:style>
    <style:style style:name="gr7" style:family="graphic" style:parent-style-name="objectwithoutfill">
      <style:graphic-properties draw:stroke="none"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2cm" fo:min-width="2.174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2cm" fo:min-width="2.174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1cm" fo:min-width="0.86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1cm" fo:min-width="0.86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1cm" fo:min-width="0.86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1cm" fo:min-width="0.86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1cm" fo:min-width="0.86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1cm" fo:min-width="0.86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1cm" fo:min-width="0.86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1cm" fo:min-width="0.86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681cm" fo:min-width="11.868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2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3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3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3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3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11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3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09cm" fo:padding-top="0.145cm" fo:padding-bottom="0.145cm" fo:padding-left="0.27cm" fo:padding-right="0.27cm"/>
      <style:paragraph-properties style:writing-mode="lr-tb"/>
    </style:style>
    <style:style style:name="gr3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09cm" fo:padding-top="0.145cm" fo:padding-bottom="0.145cm" fo:padding-left="0.27cm" fo:padding-right="0.27cm"/>
      <style:paragraph-properties style:writing-mode="lr-tb"/>
    </style:style>
    <style:style style:name="gr39" style:family="graphic" style:parent-style-name="standard" style:list-style-name="L1">
      <style:graphic-properties svg:stroke-width="0.04cm" svg:stroke-color="#000000" draw:marker-start-width="0.26cm" draw:marker-end-width="0.26cm" draw:fill="none" draw:fill-hatch-solid="false" draw:textarea-horizontal-align="justify" draw:textarea-vertical-align="middle" draw:auto-grow-height="false" fo:min-height="1.26cm" fo:min-width="1.009cm" fo:padding-top="0.145cm" fo:padding-bottom="0.145cm" fo:padding-left="0.27cm" fo:padding-right="0.27cm"/>
      <style:paragraph-properties style:writing-mode="lr-tb"/>
    </style:style>
    <style:style style:name="gr4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09cm" fo:padding-top="0.145cm" fo:padding-bottom="0.145cm" fo:padding-left="0.27cm" fo:padding-right="0.27cm"/>
      <style:paragraph-properties style:writing-mode="lr-tb"/>
    </style:style>
    <style:style style:name="gr4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11cm" fo:padding-top="0.145cm" fo:padding-bottom="0.145cm" fo:padding-left="0.27cm" fo:padding-right="0.27cm"/>
      <style:paragraph-properties style:writing-mode="lr-tb"/>
    </style:style>
    <style:style style:name="gr4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4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1cm" fo:padding-top="0.145cm" fo:padding-bottom="0.145cm" fo:padding-left="0.27cm" fo:padding-right="0.27cm"/>
      <style:paragraph-properties style:writing-mode="lr-tb"/>
    </style:style>
    <style:style style:name="gr4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cm" fo:padding-top="0.145cm" fo:padding-bottom="0.145cm" fo:padding-left="0.27cm" fo:padding-right="0.27cm"/>
      <style:paragraph-properties style:writing-mode="lr-tb"/>
    </style:style>
    <style:style style:name="gr4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11cm" fo:padding-top="0.145cm" fo:padding-bottom="0.145cm" fo:padding-left="0.27cm" fo:padding-right="0.27cm"/>
      <style:paragraph-properties style:writing-mode="lr-tb"/>
    </style:style>
    <style:style style:name="gr4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4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09cm" fo:padding-top="0.145cm" fo:padding-bottom="0.145cm" fo:padding-left="0.27cm" fo:padding-right="0.27cm"/>
      <style:paragraph-properties style:writing-mode="lr-tb"/>
    </style:style>
    <style:style style:name="gr4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09cm" fo:padding-top="0.145cm" fo:padding-bottom="0.145cm" fo:padding-left="0.27cm" fo:padding-right="0.27cm"/>
      <style:paragraph-properties style:writing-mode="lr-tb"/>
    </style:style>
    <style:style style:name="gr4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11cm" fo:padding-top="0.145cm" fo:padding-bottom="0.145cm" fo:padding-left="0.27cm" fo:padding-right="0.27cm"/>
      <style:paragraph-properties style:writing-mode="lr-tb"/>
    </style:style>
    <style:style style:name="gr5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5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11cm" fo:padding-top="0.145cm" fo:padding-bottom="0.145cm" fo:padding-left="0.27cm" fo:padding-right="0.27cm"/>
      <style:paragraph-properties style:writing-mode="lr-tb"/>
    </style:style>
    <style:style style:name="gr52" style:family="graphic" style:parent-style-name="standard" style:list-style-name="L1">
      <style:graphic-properties svg:stroke-width="0.04cm" svg:stroke-color="#000000" draw:marker-start-width="0.26cm" draw:marker-end-width="0.26cm" draw:fill="none" draw:fill-hatch-solid="false" draw:textarea-horizontal-align="justify" draw:textarea-vertical-align="middle" draw:auto-grow-height="false" fo:min-height="1.26cm" fo:min-width="1.011cm" fo:padding-top="0.145cm" fo:padding-bottom="0.145cm" fo:padding-left="0.27cm" fo:padding-right="0.27cm"/>
      <style:paragraph-properties style:writing-mode="lr-tb"/>
    </style:style>
    <style:style style:name="gr5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11cm" fo:padding-top="0.145cm" fo:padding-bottom="0.145cm" fo:padding-left="0.27cm" fo:padding-right="0.27cm"/>
      <style:paragraph-properties style:writing-mode="lr-tb"/>
    </style:style>
    <style:style style:name="gr5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5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09cm" fo:padding-top="0.145cm" fo:padding-bottom="0.145cm" fo:padding-left="0.27cm" fo:padding-right="0.27cm"/>
      <style:paragraph-properties style:writing-mode="lr-tb"/>
    </style:style>
    <style:style style:name="gr5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09cm" fo:padding-top="0.145cm" fo:padding-bottom="0.145cm" fo:padding-left="0.27cm" fo:padding-right="0.27cm"/>
      <style:paragraph-properties style:writing-mode="lr-tb"/>
    </style:style>
    <style:style style:name="gr5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1cm" fo:padding-top="0.145cm" fo:padding-bottom="0.145cm" fo:padding-left="0.27cm" fo:padding-right="0.27cm"/>
      <style:paragraph-properties style:writing-mode="lr-tb"/>
    </style:style>
    <style:style style:name="gr58" style:family="graphic" style:parent-style-name="standard" style:list-style-name="L1">
      <style:graphic-properties svg:stroke-width="0.04cm" svg:stroke-color="#000000" draw:marker-start-width="0.26cm" draw:marker-end-width="0.26cm" draw:fill="none" draw:fill-hatch-solid="false" draw:textarea-horizontal-align="justify" draw:textarea-vertical-align="middle" draw:auto-grow-height="false" fo:min-height="1.26cm" fo:min-width="1.009cm" fo:padding-top="0.145cm" fo:padding-bottom="0.145cm" fo:padding-left="0.27cm" fo:padding-right="0.27cm"/>
      <style:paragraph-properties style:writing-mode="lr-tb"/>
    </style:style>
    <style:style style:name="gr5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09cm" fo:padding-top="0.145cm" fo:padding-bottom="0.145cm" fo:padding-left="0.27cm" fo:padding-right="0.27cm"/>
      <style:paragraph-properties style:writing-mode="lr-tb"/>
    </style:style>
    <style:style style:name="gr6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11cm" fo:padding-top="0.145cm" fo:padding-bottom="0.145cm" fo:padding-left="0.27cm" fo:padding-right="0.27cm"/>
      <style:paragraph-properties style:writing-mode="lr-tb"/>
    </style:style>
    <style:style style:name="gr6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62" style:family="graphic" style:parent-style-name="standard" style:list-style-name="L1">
      <style:graphic-properties svg:stroke-width="0.04cm" svg:stroke-color="#000000" draw:marker-start-width="0.26cm" draw:marker-end-width="0.26cm" draw:fill="none" draw:fill-hatch-solid="false" draw:textarea-horizontal-align="justify" draw:textarea-vertical-align="middle" draw:auto-grow-height="false" fo:min-height="1.261cm" fo:min-width="1.01cm" fo:padding-top="0.145cm" fo:padding-bottom="0.145cm" fo:padding-left="0.27cm" fo:padding-right="0.27cm"/>
      <style:paragraph-properties style:writing-mode="lr-tb"/>
    </style:style>
    <style:style style:name="gr6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1cm" fo:padding-top="0.145cm" fo:padding-bottom="0.145cm" fo:padding-left="0.27cm" fo:padding-right="0.27cm"/>
      <style:paragraph-properties style:writing-mode="lr-tb"/>
    </style:style>
    <style:style style:name="gr6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1cm" fo:padding-top="0.145cm" fo:padding-bottom="0.145cm" fo:padding-left="0.27cm" fo:padding-right="0.27cm"/>
      <style:paragraph-properties style:writing-mode="lr-tb"/>
    </style:style>
    <style:style style:name="gr6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cm" fo:padding-top="0.145cm" fo:padding-bottom="0.145cm" fo:padding-left="0.27cm" fo:padding-right="0.27cm"/>
      <style:paragraph-properties style:writing-mode="lr-tb"/>
    </style:style>
    <style:style style:name="gr6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11cm" fo:padding-top="0.145cm" fo:padding-bottom="0.145cm" fo:padding-left="0.27cm" fo:padding-right="0.27cm"/>
      <style:paragraph-properties style:writing-mode="lr-tb"/>
    </style:style>
    <style:style style:name="gr6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68" style:family="graphic" style:parent-style-name="standard" style:list-style-name="L1">
      <style:graphic-properties svg:stroke-width="0.04cm" svg:stroke-color="#000000" draw:marker-start-width="0.26cm" draw:marker-end-width="0.26cm" draw:fill="none" draw:fill-hatch-solid="false" draw:textarea-horizontal-align="justify" draw:textarea-vertical-align="middle" draw:auto-grow-height="false" fo:min-height="1.26cm" fo:min-width="1.011cm" fo:padding-top="0.145cm" fo:padding-bottom="0.145cm" fo:padding-left="0.27cm" fo:padding-right="0.27cm"/>
      <style:paragraph-properties style:writing-mode="lr-tb"/>
    </style:style>
    <style:style style:name="gr6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09cm" fo:padding-top="0.145cm" fo:padding-bottom="0.145cm" fo:padding-left="0.27cm" fo:padding-right="0.27cm"/>
      <style:paragraph-properties style:writing-mode="lr-tb"/>
    </style:style>
    <style:style style:name="gr7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09cm" fo:padding-top="0.145cm" fo:padding-bottom="0.145cm" fo:padding-left="0.27cm" fo:padding-right="0.27cm"/>
      <style:paragraph-properties style:writing-mode="lr-tb"/>
    </style:style>
    <style:style style:name="gr7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11cm" fo:padding-top="0.145cm" fo:padding-bottom="0.145cm" fo:padding-left="0.27cm" fo:padding-right="0.27cm"/>
      <style:paragraph-properties style:writing-mode="lr-tb"/>
    </style:style>
    <style:style style:name="gr7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73" style:family="graphic" style:parent-style-name="standard" style:list-style-name="L1">
      <style:graphic-properties svg:stroke-width="0.04cm" svg:stroke-color="#000000" draw:marker-start-width="0.26cm" draw:marker-end-width="0.26cm" draw:fill="none" draw:fill-hatch-solid="false" draw:textarea-horizontal-align="justify" draw:textarea-vertical-align="middle" draw:auto-grow-height="false" fo:min-height="1.261cm" fo:min-width="1.01cm" fo:padding-top="0.145cm" fo:padding-bottom="0.145cm" fo:padding-left="0.27cm" fo:padding-right="0.27cm"/>
      <style:paragraph-properties style:writing-mode="lr-tb"/>
    </style:style>
    <style:style style:name="gr7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cm" fo:padding-top="0.145cm" fo:padding-bottom="0.145cm" fo:padding-left="0.27cm" fo:padding-right="0.27cm"/>
      <style:paragraph-properties style:writing-mode="lr-tb"/>
    </style:style>
    <style:style style:name="gr75" style:family="graphic" style:parent-style-name="standard" style:list-style-name="L1">
      <style:graphic-properties svg:stroke-width="0.04cm" svg:stroke-color="#000000" draw:marker-start-width="0.26cm" draw:marker-end-width="0.26cm" draw:fill="none" draw:fill-hatch-solid="false" draw:textarea-horizontal-align="justify" draw:textarea-vertical-align="middle" draw:auto-grow-height="false" fo:min-height="1.26cm" fo:min-width="1.011cm" fo:padding-top="0.145cm" fo:padding-bottom="0.145cm" fo:padding-left="0.27cm" fo:padding-right="0.27cm"/>
      <style:paragraph-properties style:writing-mode="lr-tb"/>
    </style:style>
    <style:style style:name="gr7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1cm" fo:padding-top="0.145cm" fo:padding-bottom="0.145cm" fo:padding-left="0.27cm" fo:padding-right="0.27cm"/>
      <style:paragraph-properties style:writing-mode="lr-tb"/>
    </style:style>
    <style:style style:name="gr77" style:family="graphic" style:parent-style-name="standard" style:list-style-name="L1">
      <style:graphic-properties svg:stroke-width="0.04cm" svg:stroke-color="#000000" draw:marker-start-width="0.26cm" draw:marker-end-width="0.26cm" draw:fill="none" draw:fill-hatch-solid="false" draw:textarea-horizontal-align="justify" draw:textarea-vertical-align="middle" draw:auto-grow-height="false" fo:min-height="1.26cm" fo:min-width="1.009cm" fo:padding-top="0.145cm" fo:padding-bottom="0.145cm" fo:padding-left="0.27cm" fo:padding-right="0.27cm"/>
      <style:paragraph-properties style:writing-mode="lr-tb"/>
    </style:style>
    <style:style style:name="gr7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cm" fo:min-width="1.011cm" fo:padding-top="0.145cm" fo:padding-bottom="0.145cm" fo:padding-left="0.27cm" fo:padding-right="0.27cm"/>
      <style:paragraph-properties style:writing-mode="lr-tb"/>
    </style:style>
    <style:style style:name="gr7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1cm" fo:padding-top="0.145cm" fo:padding-bottom="0.145cm" fo:padding-left="0.27cm" fo:padding-right="0.27cm"/>
      <style:paragraph-properties style:writing-mode="lr-tb"/>
    </style:style>
    <style:style style:name="gr80" style:family="graphic" style:parent-style-name="standard" style:list-style-name="L1">
      <style:graphic-properties svg:stroke-width="0.04cm" svg:stroke-color="#000000" draw:marker-start-width="0.26cm" draw:marker-end-width="0.26cm" draw:fill="none" draw:fill-hatch-solid="false" draw:textarea-horizontal-align="justify" draw:textarea-vertical-align="middle" draw:auto-grow-height="false" fo:min-height="1.261cm" fo:min-width="1.01cm" fo:padding-top="0.145cm" fo:padding-bottom="0.145cm" fo:padding-left="0.27cm" fo:padding-right="0.27cm"/>
      <style:paragraph-properties style:writing-mode="lr-tb"/>
    </style:style>
    <style:style style:name="gr81" style:family="graphic" style:parent-style-name="standard" style:list-style-name="L1">
      <style:graphic-properties svg:stroke-width="0.04cm" svg:stroke-color="#000000" draw:marker-start-width="0.26cm" draw:marker-end-width="0.26cm" draw:fill="none" draw:fill-hatch-solid="false" draw:textarea-horizontal-align="justify" draw:textarea-vertical-align="middle" draw:auto-grow-height="false" fo:min-height="1.261cm" fo:min-width="1.01cm" fo:padding-top="0.145cm" fo:padding-bottom="0.145cm" fo:padding-left="0.27cm" fo:padding-right="0.27cm"/>
      <style:paragraph-properties style:writing-mode="lr-tb"/>
    </style:style>
    <style:style style:name="gr8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61cm" fo:min-width="1.01cm" fo:padding-top="0.145cm" fo:padding-bottom="0.145cm" fo:padding-left="0.27cm" fo:padding-right="0.27cm"/>
      <style:paragraph-properties style:writing-mode="lr-tb"/>
    </style:style>
    <style:style style:name="gr8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9cm" fo:min-width="1.711cm" fo:padding-top="0.145cm" fo:padding-bottom="0.145cm" fo:padding-left="0.27cm" fo:padding-right="0.27cm"/>
      <style:paragraph-properties style:writing-mode="lr-tb"/>
    </style:style>
    <style:style style:name="gr8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9cm" fo:min-width="1.711cm" fo:padding-top="0.145cm" fo:padding-bottom="0.145cm" fo:padding-left="0.27cm" fo:padding-right="0.27cm"/>
      <style:paragraph-properties style:writing-mode="lr-tb"/>
    </style:style>
    <style:style style:name="gr8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9cm" fo:min-width="1.711cm" fo:padding-top="0.145cm" fo:padding-bottom="0.145cm" fo:padding-left="0.27cm" fo:padding-right="0.27cm"/>
      <style:paragraph-properties style:writing-mode="lr-tb"/>
    </style:style>
    <style:style style:name="gr8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9cm" fo:min-width="1.711cm" fo:padding-top="0.145cm" fo:padding-bottom="0.145cm" fo:padding-left="0.27cm" fo:padding-right="0.27cm"/>
      <style:paragraph-properties style:writing-mode="lr-tb"/>
    </style:style>
    <style:style style:name="gr8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9cm" fo:min-width="1.711cm" fo:padding-top="0.145cm" fo:padding-bottom="0.145cm" fo:padding-left="0.27cm" fo:padding-right="0.27cm"/>
      <style:paragraph-properties style:writing-mode="lr-tb"/>
    </style:style>
    <style:style style:name="gr8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9cm" fo:min-width="1.711cm" fo:padding-top="0.145cm" fo:padding-bottom="0.145cm" fo:padding-left="0.27cm" fo:padding-right="0.27cm"/>
      <style:paragraph-properties style:writing-mode="lr-tb"/>
    </style:style>
    <style:style style:name="gr8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9cm" fo:min-width="2.323cm" fo:padding-top="0.145cm" fo:padding-bottom="0.145cm" fo:padding-left="0.27cm" fo:padding-right="0.27cm"/>
      <style:paragraph-properties style:writing-mode="lr-tb"/>
    </style:style>
    <style:style style:name="gr90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 style:writing-mode="lr-tb"/>
      <style:text-properties style:font-name="Arial"/>
    </style:style>
    <style:style style:name="P2" style:family="paragraph">
      <loext:graphic-properties draw:fill="none"/>
      <style:paragraph-properties fo:text-align="center" style:writing-mode="lr-tb"/>
      <style:text-properties style:font-name="Arial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ibri" fo:font-size="18pt" style:font-size-asian="18pt" style:font-size-complex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alibri" fo:font-size="18pt" style:font-size-asian="18pt" style:font-size-complex="18pt"/>
    </style:style>
    <style:style style:name="P8" style:family="paragraph">
      <loext:graphic-properties draw:fill="none" draw:fill-hatch-solid="false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solid"/>
      <style:paragraph-properties fo:text-align="center"/>
      <style:text-properties fo:font-weight="bold"/>
    </style:style>
    <style:style style:name="T1" style:family="text">
      <style:text-properties style:font-name="Arial"/>
    </style:style>
    <style:style style:name="T2" style:family="text">
      <style:text-properties style:font-name="Calibri" fo:font-size="18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 style:font-name="Arial" fo:font-size="18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8pt" style:font-size-asian="18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75cm" svg:height="1.964cm" svg:x="-15.954cm" svg:y="10.09cm">
          <text:p text:style-name="P1"><text:span text:style-name="T1">Block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-14.466cm" svg:y1="9.098cm" svg:x2="-14.467cm" svg:y2="10.09cm" draw:start-shape="id1" draw:start-glue-point="2" draw:end-shape="id2" draw:end-glue-point="0" svg:d="M-14466 9098l-1 992" svg:viewBox="0 0 2 993">
          <text:p/>
        </draw:connector>
        <draw:g xml:id="id1" draw:id="id1">
          <draw:custom-shape draw:style-name="gr3" draw:text-style-name="P5" draw:layer="layout" svg:width="2.714cm" svg:height="1.552cm" svg:x="-15.823cm" svg:y="7.546cm">
            <text:p text:style-name="P4"><text:span text:style-name="T1">Hash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-13.11cm" svg:y1="7.546cm" svg:x2="-13.11cm" svg:y2="9.098cm">
            <text:p/>
          </draw:line>
          <draw:line draw:style-name="gr4" draw:text-style-name="P3" draw:layer="layout" svg:x1="-15.823cm" svg:y1="7.546cm" svg:x2="-15.823cm" svg:y2="9.098cm">
            <text:p/>
          </draw:line>
        </draw:g>
        <draw:custom-shape draw:style-name="gr1" draw:text-style-name="P2" xml:id="id4" draw:id="id4" draw:layer="layout" svg:width="2.975cm" svg:height="1.964cm" svg:x="-12.979cm" svg:y="10.09cm">
          <text:p text:style-name="P1"><text:span text:style-name="T1">Block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-11.491cm" svg:y1="9.098cm" svg:x2="-11.492cm" svg:y2="10.09cm" draw:start-shape="id3" draw:start-glue-point="2" draw:end-shape="id4" draw:end-glue-point="0" svg:d="M-11491 9098l-1 992" svg:viewBox="0 0 2 993">
          <text:p/>
        </draw:connector>
        <draw:g xml:id="id3" draw:id="id3">
          <draw:custom-shape draw:style-name="gr5" draw:text-style-name="P5" draw:layer="layout" svg:width="2.714cm" svg:height="1.552cm" svg:x="-12.848cm" svg:y="7.546cm">
            <text:p text:style-name="P4"><text:span text:style-name="T1">Hash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-10.135cm" svg:y1="7.546cm" svg:x2="-10.135cm" svg:y2="9.098cm">
            <text:p/>
          </draw:line>
          <draw:line draw:style-name="gr4" draw:text-style-name="P3" draw:layer="layout" svg:x1="-12.848cm" svg:y1="7.546cm" svg:x2="-12.848cm" svg:y2="9.098cm">
            <text:p/>
          </draw:line>
        </draw:g>
        <draw:g>
          <draw:custom-shape draw:style-name="gr6" draw:text-style-name="P7" draw:layer="layout" svg:width="1.385cm" svg:height="1.447cm" svg:x="-10.004cm" svg:y="10.468cm">
            <text:p text:style-name="P6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3" draw:layer="layout" svg:x1="-8.62cm" svg:y1="10.467cm" svg:x2="-8.62cm" svg:y2="11.914cm">
            <text:p/>
          </draw:line>
          <draw:line draw:style-name="gr7" draw:text-style-name="P3" draw:layer="layout" svg:x1="-10.004cm" svg:y1="10.467cm" svg:x2="-10.004cm" svg:y2="11.914cm">
            <text:p/>
          </draw:line>
        </draw:g>
        <draw:custom-shape draw:style-name="gr1" draw:text-style-name="P2" xml:id="id6" draw:id="id6" draw:layer="layout" svg:width="2.975cm" svg:height="1.964cm" svg:x="-8.618cm" svg:y="10.09cm">
          <text:p text:style-name="P1"><text:span text:style-name="T1">Block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-7.13cm" svg:y1="9.098cm" svg:x2="-7.131cm" svg:y2="10.09cm" draw:start-shape="id5" draw:start-glue-point="2" draw:end-shape="id6" draw:end-glue-point="0" svg:d="M-7130 9098l-1 992" svg:viewBox="0 0 2 993">
          <text:p/>
        </draw:connector>
        <draw:g xml:id="id5" draw:id="id5">
          <draw:custom-shape draw:style-name="gr8" draw:text-style-name="P5" draw:layer="layout" svg:width="2.714cm" svg:height="1.552cm" svg:x="-8.487cm" svg:y="7.546cm">
            <text:p text:style-name="P4"><text:span text:style-name="T1">Hash 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-5.774cm" svg:y1="7.546cm" svg:x2="-5.774cm" svg:y2="9.098cm">
            <text:p/>
          </draw:line>
          <draw:line draw:style-name="gr4" draw:text-style-name="P3" draw:layer="layout" svg:x1="-8.487cm" svg:y1="7.546cm" svg:x2="-8.487cm" svg:y2="9.098cm">
            <text:p/>
          </draw:line>
        </draw:g>
        <draw:custom-shape draw:style-name="gr1" draw:text-style-name="P2" xml:id="id8" draw:id="id8" draw:layer="layout" svg:width="2.975cm" svg:height="1.964cm" svg:x="-5.643cm" svg:y="10.09cm">
          <text:p text:style-name="P1"><text:span text:style-name="T1">Block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-4.155cm" svg:y1="9.098cm" svg:x2="-4.156cm" svg:y2="10.09cm" draw:start-shape="id7" draw:start-glue-point="2" draw:end-shape="id8" draw:end-glue-point="0" svg:d="M-4155 9098l-1 992" svg:viewBox="0 0 2 993">
          <text:p/>
        </draw:connector>
        <draw:g xml:id="id7" draw:id="id7">
          <draw:custom-shape draw:style-name="gr9" draw:text-style-name="P5" draw:layer="layout" svg:width="2.714cm" svg:height="1.552cm" svg:x="-5.512cm" svg:y="7.546cm">
            <text:p text:style-name="P4"><text:span text:style-name="T1">Hash 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-2.799cm" svg:y1="7.546cm" svg:x2="-2.799cm" svg:y2="9.098cm">
            <text:p/>
          </draw:line>
          <draw:line draw:style-name="gr4" draw:text-style-name="P3" draw:layer="layout" svg:x1="-5.512cm" svg:y1="7.546cm" svg:x2="-5.512cm" svg:y2="9.098cm">
            <text:p/>
          </draw:line>
        </draw:g>
        <draw:custom-shape draw:style-name="gr10" draw:text-style-name="P5" draw:layer="layout" svg:width="1.4cm" svg:height="1.4cm" svg:x="-15.519cm" svg:y="3.184cm">
          <text:p text:style-name="P4"><text:span text:style-name="T3">H</text:span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.4cm" svg:height="1.4cm" svg:x="-13.968cm" svg:y="3.184cm">
          <text:p text:style-name="P4"><text:span text:style-name="T3">H</text:span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.4cm" svg:height="1.4cm" svg:x="-12.417cm" svg:y="3.184cm">
          <text:p text:style-name="P4"><text:span text:style-name="T3">H</text:span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1.4cm" svg:height="1.4cm" svg:x="-10.866cm" svg:y="3.184cm">
          <text:p text:style-name="P4"><text:span text:style-name="T3">H</text:span><text:span text:style-name="T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.4cm" svg:height="1.4cm" svg:x="-9.315cm" svg:y="3.184cm">
          <text:p text:style-name="P4"><text:span text:style-name="T3">H</text:span><text:span text:style-name="T5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4cm" svg:height="1.4cm" svg:x="-7.764cm" svg:y="3.184cm">
          <text:p text:style-name="P4"><text:span text:style-name="T3">H</text:span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cm" svg:height="1.4cm" svg:x="-6.213cm" svg:y="3.184cm">
          <text:p text:style-name="P4"><text:span text:style-name="T3">H</text:span><text:span text:style-name="T5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4cm" svg:height="1.4cm" svg:x="-4.662cm" svg:y="3.184cm">
          <text:p text:style-name="P4"><text:span text:style-name="T3">H</text:span><text:span text:style-name="T5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8" draw:text-style-name="P5" draw:layer="layout" svg:width="12.408cm" svg:height="1.971cm" svg:x="9.18cm" svg:y="11.309cm">
            <text:p text:style-name="P4"><text:span text:style-name="T1">Data</text:span>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draw:type="line" svg:x1="9.955cm" svg:y1="8.558cm" svg:x2="9.955cm" svg:y2="9.358cm" draw:start-shape="id9" draw:start-glue-point="2" svg:d="M9955 8558v800" svg:viewBox="0 0 1 801">
            <text:p/>
          </draw:connector>
          <draw:custom-shape draw:style-name="gr19" draw:text-style-name="P5" draw:layer="layout" svg:width="1.551cm" svg:height="1.551cm" svg:x="9.18cm" svg:y="9.358cm">
            <text:p text:style-name="P4"><text:span text:style-name="T6">B</text:span><text:span text:style-name="T4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1.506cm" svg:y1="8.558cm" svg:x2="11.506cm" svg:y2="9.358cm" draw:start-shape="id10" draw:start-glue-point="2" svg:d="M11506 8558v800" svg:viewBox="0 0 1 801">
            <text:p/>
          </draw:connector>
          <draw:custom-shape draw:style-name="gr20" draw:text-style-name="P5" draw:layer="layout" svg:width="1.551cm" svg:height="1.551cm" svg:x="10.731cm" svg:y="9.358cm">
            <text:p text:style-name="P4"><text:span text:style-name="T6">B</text:span><text:span text:style-name="T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3.057cm" svg:y1="8.558cm" svg:x2="13.057cm" svg:y2="9.358cm" draw:start-shape="id11" draw:start-glue-point="2" svg:d="M13057 8558v800" svg:viewBox="0 0 1 801">
            <text:p/>
          </draw:connector>
          <draw:custom-shape draw:style-name="gr21" draw:text-style-name="P5" draw:layer="layout" svg:width="1.551cm" svg:height="1.551cm" svg:x="12.282cm" svg:y="9.358cm">
            <text:p text:style-name="P4"><text:span text:style-name="T6">B</text:span><text:span text:style-name="T4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4.608cm" svg:y1="8.558cm" svg:x2="14.608cm" svg:y2="9.358cm" draw:start-shape="id12" draw:start-glue-point="2" svg:d="M14608 8558v800" svg:viewBox="0 0 1 801">
            <text:p/>
          </draw:connector>
          <draw:custom-shape draw:style-name="gr22" draw:text-style-name="P5" draw:layer="layout" svg:width="1.551cm" svg:height="1.551cm" svg:x="13.833cm" svg:y="9.358cm">
            <text:p text:style-name="P4"><text:span text:style-name="T6">B</text:span><text:span text:style-name="T4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6.159cm" svg:y1="8.558cm" svg:x2="16.159cm" svg:y2="9.358cm" draw:start-shape="id13" draw:start-glue-point="2" svg:d="M16159 8558v800" svg:viewBox="0 0 1 801">
            <text:p/>
          </draw:connector>
          <draw:custom-shape draw:style-name="gr23" draw:text-style-name="P5" draw:layer="layout" svg:width="1.551cm" svg:height="1.551cm" svg:x="15.384cm" svg:y="9.358cm">
            <text:p text:style-name="P4"><text:span text:style-name="T6">B</text:span><text:span text:style-name="T4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7.71cm" svg:y1="8.558cm" svg:x2="17.71cm" svg:y2="9.358cm" draw:start-shape="id14" draw:start-glue-point="2" svg:d="M17710 8558v800" svg:viewBox="0 0 1 801">
            <text:p/>
          </draw:connector>
          <draw:custom-shape draw:style-name="gr24" draw:text-style-name="P5" draw:layer="layout" svg:width="1.551cm" svg:height="1.551cm" svg:x="16.935cm" svg:y="9.358cm">
            <text:p text:style-name="P4"><text:span text:style-name="T6">B</text:span><text:span text:style-name="T4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9.261cm" svg:y1="8.558cm" svg:x2="19.261cm" svg:y2="9.358cm" draw:start-shape="id15" draw:start-glue-point="2" svg:d="M19261 8558v800" svg:viewBox="0 0 1 801">
            <text:p/>
          </draw:connector>
          <draw:custom-shape draw:style-name="gr25" draw:text-style-name="P5" draw:layer="layout" svg:width="1.551cm" svg:height="1.551cm" svg:x="18.486cm" svg:y="9.358cm">
            <text:p text:style-name="P4"><text:span text:style-name="T6">B</text:span><text:span text:style-name="T4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20.812cm" svg:y1="8.558cm" svg:x2="20.812cm" svg:y2="9.358cm" draw:start-shape="id16" draw:start-glue-point="2" svg:d="M20812 8558v800" svg:viewBox="0 0 1 801">
            <text:p/>
          </draw:connector>
          <draw:custom-shape draw:style-name="gr26" draw:text-style-name="P5" draw:layer="layout" svg:width="1.551cm" svg:height="1.551cm" svg:x="20.037cm" svg:y="9.358cm">
            <text:p text:style-name="P4"><text:span text:style-name="T6">B</text:span><text:span text:style-name="T4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5" xml:id="id9" draw:id="id9" draw:layer="layout" svg:width="1.551cm" svg:height="1.551cm" svg:x="9.18cm" svg:y="7.007cm">
            <text:p text:style-name="P4"><text:span text:style-name="T6">H</text:span><text:span text:style-name="T4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" xml:id="id10" draw:id="id10" draw:layer="layout" svg:width="1.551cm" svg:height="1.551cm" svg:x="10.731cm" svg:y="7.007cm">
            <text:p text:style-name="P4"><text:span text:style-name="T6">H</text:span><text:span text:style-name="T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5" xml:id="id11" draw:id="id11" draw:layer="layout" svg:width="1.551cm" svg:height="1.551cm" svg:x="12.282cm" svg:y="7.007cm">
            <text:p text:style-name="P4"><text:span text:style-name="T6">H</text:span><text:span text:style-name="T4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5" xml:id="id12" draw:id="id12" draw:layer="layout" svg:width="1.551cm" svg:height="1.551cm" svg:x="13.833cm" svg:y="7.007cm">
            <text:p text:style-name="P4"><text:span text:style-name="T6">H</text:span><text:span text:style-name="T4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5" xml:id="id13" draw:id="id13" draw:layer="layout" svg:width="1.551cm" svg:height="1.551cm" svg:x="15.384cm" svg:y="7.007cm">
            <text:p text:style-name="P4"><text:span text:style-name="T6">H</text:span><text:span text:style-name="T4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5" xml:id="id14" draw:id="id14" draw:layer="layout" svg:width="1.551cm" svg:height="1.551cm" svg:x="16.935cm" svg:y="7.007cm">
            <text:p text:style-name="P4"><text:span text:style-name="T6">H</text:span><text:span text:style-name="T4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5" xml:id="id15" draw:id="id15" draw:layer="layout" svg:width="1.551cm" svg:height="1.551cm" svg:x="18.486cm" svg:y="7.007cm">
            <text:p text:style-name="P4"><text:span text:style-name="T6">H</text:span><text:span text:style-name="T4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5" xml:id="id16" draw:id="id16" draw:layer="layout" svg:width="1.551cm" svg:height="1.551cm" svg:x="20.037cm" svg:y="7.007cm">
            <text:p text:style-name="P4"><text:span text:style-name="T6">H</text:span><text:span text:style-name="T4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custom-shape draw:style-name="gr35" draw:text-style-name="P5" xml:id="id18" draw:id="id18" draw:layer="layout" svg:width="1.551cm" svg:height="1.55cm" svg:x="4.557cm" svg:y="8.535cm">
            <text:p text:style-name="P4"><text:span text:style-name="T3">H</text:span><text:span text:style-name="T4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5.332cm" svg:y1="10.086cm" svg:x2="5.332cm" svg:y2="10.915cm" svg:d="M5332 10086v829" svg:viewBox="0 0 1 830">
            <text:p/>
          </draw:connector>
          <draw:custom-shape draw:style-name="gr36" draw:text-style-name="P5" draw:layer="layout" svg:width="1.551cm" svg:height="1.551cm" svg:x="4.557cm" svg:y="10.915cm">
            <text:p text:style-name="P4"><text:span text:style-name="T6">B</text:span><text:span text:style-name="T4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5" xml:id="id17" draw:id="id17" draw:layer="layout" svg:width="1.549cm" svg:height="1.55cm" svg:x="6.938cm" svg:y="8.535cm">
            <text:p text:style-name="P4"><text:span text:style-name="T3">H</text:span><text:span text:style-name="T5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7.712cm" svg:y1="10.086cm" svg:x2="7.712cm" svg:y2="10.915cm" svg:d="M7712 10086v829" svg:viewBox="0 0 1 830">
            <text:p/>
          </draw:connector>
          <draw:custom-shape draw:style-name="gr38" draw:text-style-name="P5" draw:layer="layout" svg:width="1.549cm" svg:height="1.551cm" svg:x="6.938cm" svg:y="10.915cm">
            <text:p text:style-name="P4"><text:span text:style-name="T6">B</text:span><text:span text:style-name="T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8" xml:id="id19" draw:id="id19" draw:layer="layout" svg:width="1.549cm" svg:height="1.55cm" svg:x="9.317cm" svg:y="8.535cm">
            <text:p text:style-name="P4"><text:span text:style-name="T3">H</text:span><text:span text:style-name="T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0.092cm" svg:y1="10.086cm" svg:x2="10.092cm" svg:y2="10.915cm" svg:d="M10092 10086v829" svg:viewBox="0 0 1 830">
            <text:p/>
          </draw:connector>
          <draw:custom-shape draw:style-name="gr40" draw:text-style-name="P5" draw:layer="layout" svg:width="1.549cm" svg:height="1.551cm" svg:x="9.317cm" svg:y="10.915cm">
            <text:p text:style-name="P4"><text:span text:style-name="T6">B</text:span><text:span text:style-name="T4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5" xml:id="id20" draw:id="id20" draw:layer="layout" svg:width="1.551cm" svg:height="1.55cm" svg:x="11.696cm" svg:y="8.535cm">
            <text:p text:style-name="P4"><text:span text:style-name="T3">H</text:span><text:span text:style-name="T5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2.472cm" svg:y1="10.086cm" svg:x2="12.472cm" svg:y2="10.915cm" svg:d="M12472 10086v829" svg:viewBox="0 0 1 830">
            <text:p/>
          </draw:connector>
          <draw:custom-shape draw:style-name="gr42" draw:text-style-name="P5" draw:layer="layout" svg:width="1.551cm" svg:height="1.551cm" svg:x="11.696cm" svg:y="10.915cm">
            <text:p text:style-name="P4"><text:span text:style-name="T6">B</text:span><text:span text:style-name="T4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" xml:id="id21" draw:id="id21" draw:layer="layout" svg:width="1.55cm" svg:height="1.55cm" svg:x="14.073cm" svg:y="8.535cm">
            <text:p text:style-name="P4"><text:span text:style-name="T3">H</text:span><text:span text:style-name="T5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4.848cm" svg:y1="10.086cm" svg:x2="14.848cm" svg:y2="10.915cm" svg:d="M14848 10086v829" svg:viewBox="0 0 1 830">
            <text:p/>
          </draw:connector>
          <draw:custom-shape draw:style-name="gr44" draw:text-style-name="P5" draw:layer="layout" svg:width="1.55cm" svg:height="1.551cm" svg:x="14.073cm" svg:y="10.915cm">
            <text:p text:style-name="P4"><text:span text:style-name="T6">B</text:span><text:span text:style-name="T4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" xml:id="id23" draw:id="id23" draw:layer="layout" svg:width="1.551cm" svg:height="1.55cm" svg:x="16.453cm" svg:y="8.535cm">
            <text:p text:style-name="P4"><text:span text:style-name="T3">H</text:span><text:span text:style-name="T5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7.228cm" svg:y1="10.086cm" svg:x2="17.228cm" svg:y2="10.915cm" svg:d="M17228 10086v829" svg:viewBox="0 0 1 830">
            <text:p/>
          </draw:connector>
          <draw:custom-shape draw:style-name="gr46" draw:text-style-name="P5" draw:layer="layout" svg:width="1.551cm" svg:height="1.551cm" svg:x="16.453cm" svg:y="10.915cm">
            <text:p text:style-name="P4"><text:span text:style-name="T6">B</text:span><text:span text:style-name="T4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5" xml:id="id22" draw:id="id22" draw:layer="layout" svg:width="1.549cm" svg:height="1.55cm" svg:x="18.834cm" svg:y="8.535cm">
            <text:p text:style-name="P4"><text:span text:style-name="T3">H</text:span><text:span text:style-name="T5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9.608cm" svg:y1="10.086cm" svg:x2="19.608cm" svg:y2="10.915cm" svg:d="M19608 10086v829" svg:viewBox="0 0 1 830">
            <text:p/>
          </draw:connector>
          <draw:custom-shape draw:style-name="gr48" draw:text-style-name="P5" draw:layer="layout" svg:width="1.549cm" svg:height="1.551cm" svg:x="18.834cm" svg:y="10.915cm">
            <text:p text:style-name="P4"><text:span text:style-name="T6">B</text:span><text:span text:style-name="T4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5" xml:id="id24" draw:id="id24" draw:layer="layout" svg:width="1.551cm" svg:height="1.55cm" svg:x="21.212cm" svg:y="8.535cm">
            <text:p text:style-name="P4"><text:span text:style-name="T3">H</text:span><text:span text:style-name="T5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21.988cm" svg:y1="10.086cm" svg:x2="21.988cm" svg:y2="10.915cm" svg:d="M21988 10086v829" svg:viewBox="0 0 1 830">
            <text:p/>
          </draw:connector>
          <draw:custom-shape draw:style-name="gr50" draw:text-style-name="P5" draw:layer="layout" svg:width="1.551cm" svg:height="1.551cm" svg:x="21.212cm" svg:y="10.915cm">
            <text:p text:style-name="P4"><text:span text:style-name="T6">B</text:span><text:span text:style-name="T4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3" draw:layer="layout" draw:type="line" svg:x1="6.938cm" svg:y1="9.31cm" svg:x2="6.108cm" svg:y2="9.31cm" draw:start-shape="id17" draw:start-glue-point="3" draw:end-shape="id18" svg:d="M6938 9310h-830" svg:viewBox="0 0 831 1">
            <text:p/>
          </draw:connector>
          <draw:connector draw:style-name="gr4" draw:text-style-name="P3" draw:layer="layout" draw:type="line" svg:x1="9.317cm" svg:y1="9.31cm" svg:x2="8.487cm" svg:y2="9.31cm" draw:start-shape="id19" draw:start-glue-point="3" draw:end-shape="id17" draw:end-glue-point="1" svg:d="M9317 9310h-830" svg:viewBox="0 0 831 1">
            <text:p/>
          </draw:connector>
          <draw:connector draw:style-name="gr4" draw:text-style-name="P3" draw:layer="layout" draw:type="line" svg:x1="11.696cm" svg:y1="9.31cm" svg:x2="10.866cm" svg:y2="9.31cm" draw:start-shape="id20" draw:start-glue-point="3" draw:end-shape="id19" draw:end-glue-point="1" svg:d="M11696 9310h-830" svg:viewBox="0 0 831 1">
            <text:p/>
          </draw:connector>
          <draw:connector draw:style-name="gr4" draw:text-style-name="P3" draw:layer="layout" draw:type="line" svg:x1="14.073cm" svg:y1="9.31cm" svg:x2="13.247cm" svg:y2="9.31cm" draw:start-shape="id21" draw:start-glue-point="3" draw:end-shape="id20" draw:end-glue-point="1" svg:d="M14073 9310h-826" svg:viewBox="0 0 827 1">
            <text:p/>
          </draw:connector>
          <draw:connector draw:style-name="gr4" draw:text-style-name="P3" draw:layer="layout" draw:type="line" svg:x1="16.453cm" svg:y1="9.355cm" svg:x2="15.623cm" svg:y2="9.355cm" svg:d="M16453 9355h-830" svg:viewBox="0 0 831 1">
            <text:p/>
          </draw:connector>
          <draw:connector draw:style-name="gr4" draw:text-style-name="P3" draw:layer="layout" draw:type="line" svg:x1="18.834cm" svg:y1="9.31cm" svg:x2="18.004cm" svg:y2="9.31cm" draw:start-shape="id22" draw:end-shape="id23" draw:end-glue-point="1" svg:d="M18834 9310h-830" svg:viewBox="0 0 831 1">
            <text:p/>
          </draw:connector>
          <draw:connector draw:style-name="gr4" draw:text-style-name="P3" draw:layer="layout" draw:type="line" svg:x1="21.212cm" svg:y1="9.31cm" svg:x2="20.383cm" svg:y2="9.31cm" draw:start-shape="id24" draw:start-glue-point="3" draw:end-shape="id22" draw:end-glue-point="1" svg:d="M21212 9310h-829" svg:viewBox="0 0 830 1">
            <text:p/>
          </draw:connector>
          <draw:custom-shape draw:style-name="gr51" draw:text-style-name="P5" xml:id="id25" draw:id="id25" draw:layer="layout" svg:width="1.551cm" svg:height="1.55cm" svg:x="23.592cm" svg:y="8.535cm">
            <text:p text:style-name="P4"><text:span text:style-name="T3">H</text:span><text:span text:style-name="T5">ro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3" draw:layer="layout" draw:type="line" svg:x1="23.592cm" svg:y1="9.31cm" svg:x2="22.763cm" svg:y2="9.31cm" draw:start-shape="id25" draw:start-glue-point="3" draw:end-shape="id24" draw:end-glue-point="1" svg:d="M23592 9310h-829" svg:viewBox="0 0 830 1">
            <text:p/>
          </draw:connector>
        </draw:g>
      </draw:page>
      <draw:page draw:name="page3" draw:style-name="dp1" draw:master-page-name="Default">
        <draw:g>
          <draw:custom-shape draw:style-name="gr52" draw:text-style-name="P8" draw:layer="layout" svg:width="1.551cm" svg:height="1.55cm" svg:x="7.075cm" svg:y="9.677cm">
            <text:p text:style-name="P4"><text:span text:style-name="T3">H</text:span><text:span text:style-name="T5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7.849cm" svg:y1="11.229cm" svg:x2="6.66cm" svg:y2="12.038cm" svg:d="M7849 11229l-1189 809" svg:viewBox="0 0 1190 810">
            <text:p/>
          </draw:connector>
          <draw:custom-shape draw:style-name="gr53" draw:text-style-name="P5" draw:layer="layout" svg:width="1.551cm" svg:height="1.55cm" svg:x="5.885cm" svg:y="12.038cm">
            <text:p text:style-name="P4"><text:span text:style-name="T3">H</text:span><text:span text:style-name="T4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6.66cm" svg:y1="13.589cm" svg:x2="6.66cm" svg:y2="14.418cm" svg:d="M6660 13589v829" svg:viewBox="0 0 1 830">
            <text:p/>
          </draw:connector>
          <draw:custom-shape draw:style-name="gr54" draw:text-style-name="P5" draw:layer="layout" svg:width="1.551cm" svg:height="1.551cm" svg:x="5.885cm" svg:y="14.418cm">
            <text:p text:style-name="P4"><text:span text:style-name="T6">B</text:span><text:span text:style-name="T4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7.849cm" svg:y1="11.229cm" svg:x2="9.04cm" svg:y2="12.038cm" svg:d="M7849 11229l1191 809" svg:viewBox="0 0 1192 810">
            <text:p/>
          </draw:connector>
          <draw:custom-shape draw:style-name="gr55" draw:text-style-name="P5" draw:layer="layout" svg:width="1.549cm" svg:height="1.55cm" svg:x="8.266cm" svg:y="12.038cm">
            <text:p text:style-name="P4"><text:span text:style-name="T3">H</text:span><text:span text:style-name="T5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9.04cm" svg:y1="13.589cm" svg:x2="9.04cm" svg:y2="14.418cm" svg:d="M9040 13589v829" svg:viewBox="0 0 1 830">
            <text:p/>
          </draw:connector>
          <draw:custom-shape draw:style-name="gr56" draw:text-style-name="P5" draw:layer="layout" svg:width="1.549cm" svg:height="1.551cm" svg:x="8.266cm" svg:y="14.418cm">
            <text:p text:style-name="P4"><text:span text:style-name="T6">B</text:span><text:span text:style-name="T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5" draw:layer="layout" svg:width="1.55cm" svg:height="1.55cm" svg:x="11.835cm" svg:y="9.677cm">
            <text:p text:style-name="P4"><text:span text:style-name="T3">H</text:span><text:span text:style-name="T5">3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2.61cm" svg:y1="11.229cm" svg:x2="11.42cm" svg:y2="12.038cm" svg:d="M12610 11229l-1190 809" svg:viewBox="0 0 1191 810">
            <text:p/>
          </draw:connector>
          <draw:custom-shape draw:style-name="gr58" draw:text-style-name="P8" draw:layer="layout" svg:width="1.549cm" svg:height="1.55cm" svg:x="10.645cm" svg:y="12.038cm">
            <text:p text:style-name="P4"><text:span text:style-name="T3">H</text:span><text:span text:style-name="T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1.42cm" svg:y1="13.589cm" svg:x2="11.42cm" svg:y2="14.418cm" svg:d="M11420 13589v829" svg:viewBox="0 0 1 830">
            <text:p/>
          </draw:connector>
          <draw:custom-shape draw:style-name="gr59" draw:text-style-name="P5" draw:layer="layout" svg:width="1.549cm" svg:height="1.551cm" svg:x="10.645cm" svg:y="14.418cm">
            <text:p text:style-name="P4"><text:span text:style-name="T6">B</text:span><text:span text:style-name="T4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2.61cm" svg:y1="11.229cm" svg:x2="13.8cm" svg:y2="12.038cm" svg:d="M12610 11229l1190 809" svg:viewBox="0 0 1191 810">
            <text:p/>
          </draw:connector>
          <draw:custom-shape draw:style-name="gr60" draw:text-style-name="P5" draw:layer="layout" svg:width="1.551cm" svg:height="1.55cm" svg:x="13.024cm" svg:y="12.038cm">
            <text:p text:style-name="P4"><text:span text:style-name="T3">H</text:span><text:span text:style-name="T5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3.8cm" svg:y1="13.589cm" svg:x2="13.8cm" svg:y2="14.418cm" svg:d="M13800 13589v829" svg:viewBox="0 0 1 830">
            <text:p/>
          </draw:connector>
          <draw:custom-shape draw:style-name="gr61" draw:text-style-name="P5" draw:layer="layout" svg:width="1.551cm" svg:height="1.551cm" svg:x="13.024cm" svg:y="14.418cm">
            <text:p text:style-name="P4"><text:span text:style-name="T6">B</text:span><text:span text:style-name="T4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0.23cm" svg:y1="8.871cm" svg:x2="7.849cm" svg:y2="9.677cm" svg:d="M10230 8871l-2381 806" svg:viewBox="0 0 2382 807">
            <text:p/>
          </draw:connector>
          <draw:connector draw:style-name="gr2" draw:text-style-name="P3" draw:layer="layout" draw:type="line" svg:x1="10.23cm" svg:y1="8.871cm" svg:x2="12.61cm" svg:y2="9.677cm" svg:d="M10230 8871l2380 806" svg:viewBox="0 0 2381 807">
            <text:p/>
          </draw:connector>
          <draw:custom-shape draw:style-name="gr62" draw:text-style-name="P8" draw:layer="layout" svg:width="1.55cm" svg:height="1.551cm" svg:x="9.456cm" svg:y="7.32cm">
            <text:p text:style-name="P4"><text:span text:style-name="T3">H</text:span><text:span text:style-name="T4">123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" draw:layer="layout" svg:width="1.55cm" svg:height="1.55cm" svg:x="16.592cm" svg:y="9.677cm">
            <text:p text:style-name="P4"><text:span text:style-name="T3">H</text:span><text:span text:style-name="T5">5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7.365cm" svg:y1="11.229cm" svg:x2="16.176cm" svg:y2="12.038cm" svg:d="M17365 11229l-1189 809" svg:viewBox="0 0 1190 810">
            <text:p/>
          </draw:connector>
          <draw:custom-shape draw:style-name="gr64" draw:text-style-name="P5" draw:layer="layout" svg:width="1.55cm" svg:height="1.55cm" svg:x="15.401cm" svg:y="12.038cm">
            <text:p text:style-name="P4"><text:span text:style-name="T3">H</text:span><text:span text:style-name="T5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6.176cm" svg:y1="13.589cm" svg:x2="16.176cm" svg:y2="14.418cm" svg:d="M16176 13589v829" svg:viewBox="0 0 1 830">
            <text:p/>
          </draw:connector>
          <draw:custom-shape draw:style-name="gr65" draw:text-style-name="P5" draw:layer="layout" svg:width="1.55cm" svg:height="1.551cm" svg:x="15.401cm" svg:y="14.418cm">
            <text:p text:style-name="P4"><text:span text:style-name="T6">B</text:span><text:span text:style-name="T4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7.365cm" svg:y1="11.229cm" svg:x2="18.556cm" svg:y2="12.038cm" svg:d="M17365 11229l1191 809" svg:viewBox="0 0 1192 810">
            <text:p/>
          </draw:connector>
          <draw:custom-shape draw:style-name="gr66" draw:text-style-name="P5" draw:layer="layout" svg:width="1.551cm" svg:height="1.55cm" svg:x="17.781cm" svg:y="12.038cm">
            <text:p text:style-name="P4"><text:span text:style-name="T3">H</text:span><text:span text:style-name="T5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8.556cm" svg:y1="13.589cm" svg:x2="18.556cm" svg:y2="14.418cm" svg:d="M18556 13589v829" svg:viewBox="0 0 1 830">
            <text:p/>
          </draw:connector>
          <draw:custom-shape draw:style-name="gr67" draw:text-style-name="P5" draw:layer="layout" svg:width="1.551cm" svg:height="1.551cm" svg:x="17.781cm" svg:y="14.418cm">
            <text:p text:style-name="P4"><text:span text:style-name="T6">B</text:span><text:span text:style-name="T4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8" draw:layer="layout" svg:width="1.551cm" svg:height="1.55cm" svg:x="21.35cm" svg:y="9.677cm">
            <text:p text:style-name="P4"><text:span text:style-name="T3">H</text:span><text:span text:style-name="T5">7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22.126cm" svg:y1="11.229cm" svg:x2="20.936cm" svg:y2="12.038cm" svg:d="M22126 11229l-1190 809" svg:viewBox="0 0 1191 810">
            <text:p/>
          </draw:connector>
          <draw:custom-shape draw:style-name="gr69" draw:text-style-name="P5" draw:layer="layout" svg:width="1.549cm" svg:height="1.55cm" svg:x="20.162cm" svg:y="12.038cm">
            <text:p text:style-name="P4"><text:span text:style-name="T3">H</text:span><text:span text:style-name="T5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20.936cm" svg:y1="13.589cm" svg:x2="20.936cm" svg:y2="14.418cm" svg:d="M20936 13589v829" svg:viewBox="0 0 1 830">
            <text:p/>
          </draw:connector>
          <draw:custom-shape draw:style-name="gr70" draw:text-style-name="P5" draw:layer="layout" svg:width="1.549cm" svg:height="1.551cm" svg:x="20.162cm" svg:y="14.418cm">
            <text:p text:style-name="P4"><text:span text:style-name="T6">B</text:span><text:span text:style-name="T4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22.126cm" svg:y1="11.229cm" svg:x2="23.316cm" svg:y2="12.038cm" svg:d="M22126 11229l1190 809" svg:viewBox="0 0 1191 810">
            <text:p/>
          </draw:connector>
          <draw:custom-shape draw:style-name="gr71" draw:text-style-name="P5" draw:layer="layout" svg:width="1.551cm" svg:height="1.55cm" svg:x="22.54cm" svg:y="12.038cm">
            <text:p text:style-name="P4"><text:span text:style-name="T3">H</text:span><text:span text:style-name="T5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23.316cm" svg:y1="13.589cm" svg:x2="23.316cm" svg:y2="14.418cm" svg:d="M23316 13589v829" svg:viewBox="0 0 1 830">
            <text:p/>
          </draw:connector>
          <draw:custom-shape draw:style-name="gr72" draw:text-style-name="P5" draw:layer="layout" svg:width="1.551cm" svg:height="1.551cm" svg:x="22.54cm" svg:y="14.418cm">
            <text:p text:style-name="P4"><text:span text:style-name="T6">B</text:span><text:span text:style-name="T4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9.745cm" svg:y1="8.871cm" svg:x2="17.365cm" svg:y2="9.677cm" svg:d="M19745 8871l-2380 806" svg:viewBox="0 0 2381 807">
            <text:p/>
          </draw:connector>
          <draw:connector draw:style-name="gr2" draw:text-style-name="P3" draw:layer="layout" draw:type="line" svg:x1="19.745cm" svg:y1="8.871cm" svg:x2="22.126cm" svg:y2="9.677cm" svg:d="M19745 8871l2381 806" svg:viewBox="0 0 2382 807">
            <text:p/>
          </draw:connector>
          <draw:custom-shape draw:style-name="gr73" draw:text-style-name="P8" draw:layer="layout" svg:width="1.55cm" svg:height="1.551cm" svg:x="18.97cm" svg:y="7.32cm">
            <text:p text:style-name="P4"><text:span text:style-name="T3">H</text:span><text:span text:style-name="T5">567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4.989cm" svg:y1="6.514cm" svg:x2="10.23cm" svg:y2="7.32cm" svg:d="M14989 6514l-4759 806" svg:viewBox="0 0 4760 807">
            <text:p/>
          </draw:connector>
          <draw:connector draw:style-name="gr2" draw:text-style-name="P3" draw:layer="layout" draw:type="line" svg:x1="14.989cm" svg:y1="6.514cm" svg:x2="19.745cm" svg:y2="7.32cm" svg:d="M14989 6514l4756 806" svg:viewBox="0 0 4757 807">
            <text:p/>
          </draw:connector>
          <draw:custom-shape draw:style-name="gr74" draw:text-style-name="P5" draw:layer="layout" svg:width="1.55cm" svg:height="1.551cm" svg:x="14.214cm" svg:y="4.963cm">
            <text:p text:style-name="P4"><text:span text:style-name="T3">H</text:span><text:span text:style-name="T5">roo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4" draw:style-name="dp1" draw:master-page-name="Default">
        <draw:g>
          <draw:custom-shape draw:style-name="gr75" draw:text-style-name="P8" draw:layer="layout" svg:width="1.551cm" svg:height="1.55cm" svg:x="7.075cm" svg:y="9.677cm">
            <text:p text:style-name="P4"><text:span text:style-name="T3">H</text:span><text:span text:style-name="T5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5" draw:layer="layout" svg:width="1.55cm" svg:height="1.55cm" svg:x="11.835cm" svg:y="9.677cm">
            <text:p text:style-name="P4"><text:span text:style-name="T3">H</text:span><text:span text:style-name="T5">3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2.61cm" svg:y1="11.229cm" svg:x2="11.42cm" svg:y2="12.038cm" svg:d="M12610 11229l-1190 809" svg:viewBox="0 0 1191 810">
            <text:p/>
          </draw:connector>
          <draw:custom-shape draw:style-name="gr77" draw:text-style-name="P8" draw:layer="layout" svg:width="1.549cm" svg:height="1.55cm" svg:x="10.645cm" svg:y="12.038cm">
            <text:p text:style-name="P4"><text:span text:style-name="T3">H</text:span><text:span text:style-name="T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2.61cm" svg:y1="11.229cm" svg:x2="13.8cm" svg:y2="12.038cm" svg:d="M12610 11229l1190 809" svg:viewBox="0 0 1191 810">
            <text:p/>
          </draw:connector>
          <draw:custom-shape draw:style-name="gr78" draw:text-style-name="P5" draw:layer="layout" svg:width="1.551cm" svg:height="1.55cm" svg:x="13.024cm" svg:y="12.038cm">
            <text:p text:style-name="P4"><text:span text:style-name="T3">H</text:span><text:span text:style-name="T5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3.8cm" svg:y1="13.589cm" svg:x2="13.8cm" svg:y2="14.418cm" svg:d="M13800 13589v829" svg:viewBox="0 0 1 830">
            <text:p/>
          </draw:connector>
          <draw:custom-shape draw:style-name="gr79" draw:text-style-name="P5" xml:id="id27" draw:id="id27" draw:layer="layout" svg:width="1.551cm" svg:height="1.551cm" svg:x="13.024cm" svg:y="14.418cm">
            <text:p text:style-name="P4"><text:span text:style-name="T6">B</text:span><text:span text:style-name="T4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0.23cm" svg:y1="8.871cm" svg:x2="7.849cm" svg:y2="9.677cm" svg:d="M10230 8871l-2381 806" svg:viewBox="0 0 2382 807">
            <text:p/>
          </draw:connector>
          <draw:connector draw:style-name="gr2" draw:text-style-name="P3" draw:layer="layout" draw:type="line" svg:x1="10.23cm" svg:y1="8.871cm" svg:x2="12.61cm" svg:y2="9.677cm" svg:d="M10230 8871l2380 806" svg:viewBox="0 0 2381 807">
            <text:p/>
          </draw:connector>
          <draw:custom-shape draw:style-name="gr80" draw:text-style-name="P8" draw:layer="layout" svg:width="1.55cm" svg:height="1.551cm" svg:x="9.456cm" svg:y="7.32cm">
            <text:p text:style-name="P4"><text:span text:style-name="T3">H</text:span><text:span text:style-name="T4">123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8" draw:layer="layout" svg:width="1.55cm" svg:height="1.551cm" svg:x="18.97cm" svg:y="7.32cm">
            <text:p text:style-name="P4"><text:span text:style-name="T3">H</text:span><text:span text:style-name="T5">567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4.989cm" svg:y1="6.514cm" svg:x2="10.23cm" svg:y2="7.32cm" svg:d="M14989 6514l-4759 806" svg:viewBox="0 0 4760 807">
            <text:p/>
          </draw:connector>
          <draw:connector draw:style-name="gr2" draw:text-style-name="P3" draw:layer="layout" draw:type="line" svg:x1="14.989cm" svg:y1="6.514cm" svg:x2="19.745cm" svg:y2="7.32cm" svg:d="M14989 6514l4756 806" svg:viewBox="0 0 4757 807">
            <text:p/>
          </draw:connector>
          <draw:custom-shape draw:style-name="gr82" draw:text-style-name="P5" draw:layer="layout" svg:width="1.55cm" svg:height="1.551cm" svg:x="14.214cm" svg:y="4.963cm">
            <text:p text:style-name="P4"><text:span text:style-name="T3">H</text:span><text:span text:style-name="T5">ro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5" draw:layer="layout" svg:width="2.251cm" svg:height="0.78cm" svg:x="19.745cm" svg:y="6.316cm">
            <text:p text:style-name="P4"><text:span text:style-name="T7">match!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5" draw:layer="layout" svg:width="2.251cm" svg:height="0.78cm" svg:x="5.598cm" svg:y="8.618cm">
            <text:p text:style-name="P4"><text:span text:style-name="T7">match!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5" draw:layer="layout" svg:width="2.251cm" svg:height="0.78cm" svg:x="7.979cm" svg:y="6.316cm">
            <text:p text:style-name="P4"><text:span text:style-name="T7">miss!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5" draw:layer="layout" svg:width="2.251cm" svg:height="0.78cm" svg:x="12.61cm" svg:y="8.708cm">
            <text:p text:style-name="P4"><text:span text:style-name="T7">miss!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5" draw:layer="layout" svg:width="2.251cm" svg:height="0.78cm" svg:x="9.169cm" svg:y="11.031cm">
            <text:p text:style-name="P4"><text:span text:style-name="T7">match!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5" draw:layer="layout" svg:width="2.251cm" svg:height="0.78cm" svg:x="13.604cm" svg:y="11.036cm">
            <text:p text:style-name="P4"><text:span text:style-name="T7">miss!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5" xml:id="id26" draw:id="id26" draw:layer="layout" svg:width="2.863cm" svg:height="0.78cm" svg:x="15.726cm" svg:y="14.157cm">
            <text:p text:style-name="P4"><text:span text:style-name="T7">corrupt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0" draw:text-style-name="P9" draw:layer="layout" draw:type="curve" svg:x1="15.726cm" svg:y1="14.547cm" svg:x2="14.575cm" svg:y2="15.193cm" draw:start-shape="id26" draw:start-glue-point="3" draw:end-shape="id27" draw:end-glue-point="1" svg:d="M15726 14547c-849 0-274 646-1151 646" svg:viewBox="0 0 1152 647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5T09:50:03.743000000</meta:creation-date>
    <dc:date>2020-10-21T12:33:37.096000000</dc:date>
    <meta:editing-duration>PT22H15M55S</meta:editing-duration>
    <meta:editing-cycles>64</meta:editing-cycles>
    <meta:generator>LibreOffice/6.4.5.2$Windows_X86_64 LibreOffice_project/a726b36747cf2001e06b58ad5db1aa3a9a1872d6</meta:generator>
    <meta:document-statistic meta:object-count="166"/>
  </office:meta>
</office:document-meta>
</file>